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1F4763522F5C321EAAF.png" manifest:media-type="image/png"/>
  <manifest:file-entry manifest:full-path="Pictures/1000000000000110000000B9A68731C392FD6211.png" manifest:media-type="image/png"/>
  <manifest:file-entry manifest:full-path="Pictures/1000020100000113000000B7966FBA9BDFC2C663.png" manifest:media-type="image/png"/>
  <manifest:file-entry manifest:full-path="Pictures/10000201000001A90000013F72147EF172569E9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loext:graphic-properties draw:fill-color="#ed1c24"/>
      <style:paragraph-properties fo:text-align="center"/>
    </style:style>
    <style:style style:name="P3" style:family="paragraph">
      <loext:graphic-properties draw:fill-color="#ed1c24"/>
      <style:paragraph-properties fo:text-align="center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0917in, 0.9728in, 0.1228in, 0.93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19in, 0in, 0.7071in, 0.18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9in" svg:stroke-color="#ed1c24" draw:marker-start-width="0.2575in" draw:marker-end-width="0.2575in" draw:fill-color="#ed1c24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799in" svg:stroke-color="#1c1c1c" draw:marker-start-width="0.2575in" draw:marker-end-width="0.2575in" draw:fill-color="#ed1c24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799in" svg:stroke-color="#0066b3" draw:marker-start-width="0.2575in" draw:marker-end-width="0.2575in" draw:fill-color="#ed1c24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799in" svg:stroke-color="#fff200" draw:marker-start-width="0.2575in" draw:marker-end-width="0.2575in" draw:fill-color="#ed1c24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799in" svg:stroke-color="#72bf44" draw:marker-start-width="0.2575in" draw:marker-end-width="0.2575in" draw:fill-color="#ed1c24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528in" svg:y="1.1555in" svg:width="4.3953in" svg:height="2.9244in" draw:z-index="0" draw:transform="translate (-5.7255905511811in -2.61771653543307in) rotate (1.5707963267949) translate (5.7255905511811in 2.61771653543307in)"><draw:image xlink:href="Pictures/1000020100000113000000B7966FBA9BDFC2C663.png" xlink:type="simple" xlink:show="embed" xlink:actuate="onLoad" loext:mime-type="image/x-vclgraphic"/></draw:frame><draw:frame draw:style-name="fr2" draw:name="Image3" text:anchor-type="paragraph" svg:x="0.5543in" svg:y="-0.0827in" svg:width="2.5173in" svg:height="3.1075in" draw:z-index="2" draw:transform="translate (-1.81299212598425in -1.47106299212598in) rotate (1.5707963267949) translate (1.81299212598425in 1.47106299212598in)"><draw:image xlink:href="Pictures/10000201000001A90000013F72147EF172569E96.png" xlink:type="simple" xlink:show="embed" xlink:actuate="onLoad" loext:mime-type="image/x-vclgraphic"/></draw:frame><draw:frame draw:style-name="fr3" draw:name="Image4" text:anchor-type="paragraph" svg:x="0.0575in" svg:y="3.8445in" svg:width="3.1209in" svg:height="2.4984in" draw:z-index="3" draw:transform="translate (-1.61791338582677in -5.09370078740158in) rotate (3.14159265358979) translate (1.61791338582677in 5.09370078740158in)"><draw:image xlink:href="Pictures/10000201000001F4000001F4763522F5C321EAAF.png" xlink:type="simple" xlink:show="embed" xlink:actuate="onLoad" loext:mime-type="image/x-vclgraphic"/></draw:frame><draw:frame draw:style-name="fr3" draw:name="Image5" text:anchor-type="paragraph" svg:x="0.0575in" svg:y="7.0217in" svg:width="3.1209in" svg:height="2.4984in" draw:z-index="4" draw:transform="translate (-1.61791338582677in -8.27086614173228in) rotate (3.14159265358979) translate (1.61791338582677in 8.27086614173228in)"><draw:image xlink:href="Pictures/10000201000001F4000001F4763522F5C321EAAF.png" xlink:type="simple" xlink:show="embed" xlink:actuate="onLoad" loext:mime-type="image/x-vclgraphic"/></draw:frame><draw:frame draw:style-name="fr1" draw:name="Image2" text:anchor-type="paragraph" svg:x="4.1118in" svg:y="6.111in" svg:width="2.8335in" svg:height="1.9272in" draw:z-index="8" draw:transform="translate (-5.52854330708661in -7.0746062992126in) rotate (1.5707963267949) translate (5.52854330708661in 7.0746062992126in)"><draw:image xlink:href="Pictures/1000000000000110000000B9A68731C392FD6211.png" xlink:type="simple" xlink:show="embed" xlink:actuate="onLoad" loext:mime-type="image/x-vclgraphic"/></draw:frame><draw:frame text:anchor-type="paragraph" draw:z-index="1" draw:name="Shape1" draw:style-name="gr1" draw:text-style-name="P1" svg:width="1.1634in" svg:height="0.2953in" svg:x="5.1201in" svg:y="0.3154in"><draw:text-box><text:p>Raspberry Pi</text:p></draw:text-box></draw:frame><draw:frame text:anchor-type="paragraph" draw:z-index="5" draw:name="Shape1" draw:style-name="gr2" draw:text-style-name="P1" svg:width="1.7016in" svg:height="0.3843in" svg:x="1.1272in" svg:y="-0.0654in"><draw:text-box><text:p>BNO055 Accelerometer</text:p></draw:text-box></draw:frame><draw:frame text:anchor-type="paragraph" draw:z-index="6" draw:name="Shape1" draw:style-name="gr2" draw:text-style-name="P1" svg:width="1.7016in" svg:height="0.3843in" svg:x="1.2311in" svg:y="3.4602in"><draw:text-box><text:p>DS18B20 Air Temp</text:p></draw:text-box></draw:frame><draw:frame text:anchor-type="paragraph" draw:z-index="7" draw:name="Shape1" draw:style-name="gr2" draw:text-style-name="P1" svg:width="1.7713in" svg:height="0.3843in" svg:x="1.1272in" svg:y="6.4681in"><draw:text-box><text:p>DS18B20 Water Temp</text:p></draw:text-box></draw:frame><draw:frame text:anchor-type="paragraph" draw:z-index="9" draw:name="Shape1" draw:style-name="gr1" draw:text-style-name="P1" svg:width="1.1634in" svg:height="0.2953in" svg:x="5.1902in" svg:y="8.3626in"><draw:text-box><text:p>PCB</text:p></draw:text-box></draw:frame><draw:line text:anchor-type="paragraph" draw:z-index="10" draw:name="Shape2" draw:style-name="gr3" draw:text-style-name="P2" svg:x1="3.8098in" svg:y1="6.0972in" svg:x2="4.8063in" svg:y2="6.078in"><text:p/></draw:line><draw:line text:anchor-type="paragraph" draw:z-index="11" draw:name="Shape2" draw:style-name="gr4" draw:text-style-name="P2" svg:x1="4.422in" svg:y1="3.6665in" svg:x2="6.5768in" svg:y2="3.6768in"><text:p/></draw:line><draw:line text:anchor-type="paragraph" draw:z-index="12" draw:name="Shape2" draw:style-name="gr4" draw:text-style-name="P2" svg:x1="6.5772in" svg:y1="6.3902in" svg:x2="6.578in" svg:y2="3.6665in"><text:p/></draw:line><draw:line text:anchor-type="paragraph" draw:z-index="13" draw:name="Shape2" draw:style-name="gr4" draw:text-style-name="P2" svg:x1="6.5776in" svg:y1="6.3902in" svg:x2="6.2228in" svg:y2="6.3799in"><text:p/></draw:line><draw:line text:anchor-type="paragraph" draw:z-index="14" draw:name="Shape2" draw:style-name="gr4" draw:text-style-name="P2" svg:x1="4.8272in" svg:y1="6.3693in" svg:x2="3.9835in" svg:y2="6.3591in"><text:p/></draw:line><draw:line text:anchor-type="paragraph" draw:z-index="15" draw:name="Shape2" draw:style-name="gr4" draw:text-style-name="P2" svg:x1="4.8272in" svg:y1="6.3693in" svg:x2="3.9835in" svg:y2="6.3591in"><text:p/></draw:line><draw:line text:anchor-type="paragraph" draw:z-index="16" draw:name="Shape2" draw:style-name="gr4" draw:text-style-name="P2" svg:x1="3.9516in" svg:y1="7.837in" svg:x2="2.698in" svg:y2="7.8335in"><text:p/></draw:line><draw:line text:anchor-type="paragraph" draw:z-index="17" draw:name="Shape2" draw:style-name="gr4" draw:text-style-name="P2" svg:x1="3.9516in" svg:y1="7.8335in" svg:x2="3.9799in" svg:y2="6.3272in"><text:p/></draw:line><draw:line text:anchor-type="paragraph" draw:z-index="18" draw:name="Shape2" draw:style-name="gr3" draw:text-style-name="P2" svg:x1="2.6827in" svg:y1="7.7453in" svg:x2="3.8098in" svg:y2="7.7291in"><text:p/></draw:line><draw:line text:anchor-type="paragraph" draw:z-index="19" draw:name="Shape2" draw:style-name="gr3" draw:text-style-name="P2" svg:x1="3.8098in" svg:y1="6.0772in" svg:x2="3.7654in" svg:y2="7.7291in"><text:p/></draw:line><draw:line text:anchor-type="paragraph" draw:z-index="20" draw:name="Shape2" draw:style-name="gr3" draw:text-style-name="P2" svg:x1="3.8047in" svg:y1="4.5437in" svg:x2="3.8413in" svg:y2="6.0776in"><text:p/></draw:line><draw:line text:anchor-type="paragraph" draw:z-index="21" draw:name="Shape2" draw:style-name="gr3" draw:text-style-name="P2" svg:x1="3.8051in" svg:y1="4.5437in" svg:x2="2.6661in" svg:y2="4.572in"><text:p/></draw:line><draw:line text:anchor-type="paragraph" draw:z-index="22" draw:name="Shape2" draw:style-name="gr4" draw:text-style-name="P2" svg:x1="4.8272in" svg:y1="6.3693in" svg:x2="3.4043in" svg:y2="6.3528in"><text:p/></draw:line><draw:line text:anchor-type="paragraph" draw:z-index="23" draw:name="Shape2" draw:style-name="gr4" draw:text-style-name="P2" svg:x1="3.3673in" svg:y1="4.6398in" svg:x2="3.4039in" svg:y2="6.3531in"><text:p/></draw:line><draw:line text:anchor-type="paragraph" draw:z-index="24" draw:name="Shape2" draw:style-name="gr4" draw:text-style-name="P2" svg:x1="3.3673in" svg:y1="4.6398in" svg:x2="2.6835in" svg:y2="4.6642in"><text:p/></draw:line><draw:line text:anchor-type="paragraph" draw:z-index="25" draw:name="Shape2" draw:style-name="gr3" draw:text-style-name="P2" svg:x1="3.8047in" svg:y1="4.5441in" svg:x2="3.7256in" svg:y2="3.3516in"><text:p/></draw:line><draw:line text:anchor-type="paragraph" draw:z-index="26" draw:name="Shape2" draw:style-name="gr3" draw:text-style-name="P2" svg:x1="1.1161in" svg:y1="3.3752in" svg:x2="3.726in" svg:y2="3.3516in"><text:p/></draw:line><draw:line text:anchor-type="paragraph" draw:z-index="27" draw:name="Shape2" draw:style-name="gr3" draw:text-style-name="P2" svg:x1="1.1161in" svg:y1="3.3516in" svg:x2="1.1161in" svg:y2="2.4591in"><text:p/></draw:line><draw:line text:anchor-type="paragraph" draw:z-index="28" draw:name="Shape2" draw:style-name="gr4" draw:text-style-name="P2" svg:x1="3.3673in" svg:y1="4.6394in" svg:x2="3.3138in" svg:y2="3.2138in"><text:p/></draw:line><draw:line text:anchor-type="paragraph" draw:z-index="29" draw:name="Shape2" draw:style-name="gr4" draw:text-style-name="P2" svg:x1="1.6654in" svg:y1="3.2256in" svg:x2="3.3138in" svg:y2="3.2138in"><text:p/></draw:line><draw:line text:anchor-type="paragraph" draw:z-index="30" draw:name="Shape2" draw:style-name="gr4" draw:text-style-name="P2" svg:x1="1.6654in" svg:y1="3.2256in" svg:x2="1.6425in" svg:y2="2.4591in"><text:p/></draw:line><draw:line text:anchor-type="paragraph" draw:z-index="31" draw:name="Shape2" draw:style-name="gr3" draw:text-style-name="P2" svg:x1="4.4811in" svg:y1="4.0965in" svg:x2="4.4811in" svg:y2="5.4244in"><text:p/></draw:line><draw:line text:anchor-type="paragraph" draw:z-index="32" draw:name="Shape2" draw:style-name="gr3" draw:text-style-name="P2" svg:x1="4.9047in" svg:y1="5.4244in" svg:x2="4.4811in" svg:y2="5.4244in"><text:p/></draw:line><draw:line text:anchor-type="paragraph" draw:z-index="33" draw:name="Shape2" draw:style-name="gr3" draw:text-style-name="P2" svg:x1="4.9047in" svg:y1="5.4244in" svg:x2="4.9165in" svg:y2="6.0654in"><text:p/></draw:line><draw:line text:anchor-type="paragraph" draw:z-index="34" draw:name="Shape2" draw:style-name="gr5" draw:text-style-name="P3" svg:x1="2.2835in" svg:y1="3.0535in" svg:x2="4.8134in" svg:y2="3.0319in"><text:p/></draw:line><draw:line text:anchor-type="paragraph" draw:z-index="35" draw:name="Shape2" draw:style-name="gr5" draw:text-style-name="P3" svg:x1="2.2831in" svg:y1="3.0535in" svg:x2="2.2602in" svg:y2="2.4709in"><text:p/></draw:line><draw:line text:anchor-type="paragraph" draw:z-index="36" draw:name="Shape2" draw:style-name="gr5" draw:text-style-name="P3" svg:x1="4.813in" svg:y1="3.0319in" svg:x2="4.7984in" svg:y2="3.9165in"><text:p/></draw:line><draw:line text:anchor-type="paragraph" draw:z-index="37" draw:name="Shape2" draw:style-name="gr5" draw:text-style-name="P3" svg:x1="4.4382in" svg:y1="3.8917in" svg:x2="4.7713in" svg:y2="3.8917in"><text:p/></draw:line><draw:line text:anchor-type="paragraph" draw:z-index="38" draw:name="Shape2" draw:style-name="gr6" draw:text-style-name="P3" svg:x1="1.9339in" svg:y1="3.1354in" svg:x2="1.952in" svg:y2="2.5047in"><text:p/></draw:line><draw:line text:anchor-type="paragraph" draw:z-index="39" draw:name="Shape2" draw:style-name="gr6" draw:text-style-name="P3" svg:x1="1.9339in" svg:y1="3.1354in" svg:x2="4.9559in" svg:y2="3.1555in"><text:p/></draw:line><draw:line text:anchor-type="paragraph" draw:z-index="40" draw:name="Shape2" draw:style-name="gr6" draw:text-style-name="P3" svg:x1="4.9492in" svg:y1="3.9984in" svg:x2="4.9563in" svg:y2="3.1555in"><text:p/></draw:line><draw:line text:anchor-type="paragraph" draw:z-index="41" draw:name="Shape2" draw:style-name="gr6" draw:text-style-name="P3" svg:x1="4.9492in" svg:y1="3.9984in" svg:x2="4.4563in" svg:y2="3.9984in"><text:p/></draw:line><draw:line text:anchor-type="paragraph" draw:z-index="42" draw:name="Shape2" draw:style-name="gr7" draw:text-style-name="P3" svg:x1="2.9346in" svg:y1="4.4783in" svg:x2="2.5984in" svg:y2="4.4921in"><text:p/></draw:line><draw:line text:anchor-type="paragraph" draw:z-index="43" draw:name="Shape2" draw:style-name="gr7" draw:text-style-name="P3" svg:x1="2.9346in" svg:y1="4.4783in" svg:x2="2.9685in" svg:y2="6.7472in"><text:p/></draw:line><draw:line text:anchor-type="paragraph" draw:z-index="44" draw:name="Shape2" draw:style-name="gr7" draw:text-style-name="P3" svg:x1="4.7917in" svg:y1="6.7606in" svg:x2="2.9689in" svg:y2="6.7472in"><text:p/></draw:line><draw:line text:anchor-type="paragraph" draw:z-index="45" draw:name="Shape2" draw:style-name="gr7" draw:text-style-name="P3" svg:x1="2.9827in" svg:y1="7.6654in" svg:x2="2.9689in" svg:y2="6.7472in"><text:p/></draw:line><draw:line text:anchor-type="paragraph" draw:z-index="46" draw:name="Shape2" draw:style-name="gr7" draw:text-style-name="P3" svg:x1="2.9823in" svg:y1="7.6654in" svg:x2="2.6602in" svg:y2="7.6724in"><text:p/></draw:line><draw:line text:anchor-type="paragraph" draw:z-index="47" draw:name="Shape2" draw:style-name="gr7" draw:text-style-name="P3" svg:x1="3.9902in" svg:y1="3.6618in" svg:x2="4.3736in" svg:y2="3.6618in"><text:p/></draw:line><draw:line text:anchor-type="paragraph" draw:z-index="48" draw:name="Shape2" draw:style-name="gr7" draw:text-style-name="P3" svg:x1="3.9906in" svg:y1="3.6618in" svg:x2="3.9835in" svg:y2="4.6008in"><text:p/></draw:line><draw:line text:anchor-type="paragraph" draw:z-index="49" draw:name="Shape2" draw:style-name="gr7" draw:text-style-name="P3" svg:x1="6.8343in" svg:y1="4.628in" svg:x2="3.9835in" svg:y2="4.6008in"><text:p/></draw:line><draw:line text:anchor-type="paragraph" draw:z-index="50" draw:name="Shape2" draw:style-name="gr7" draw:text-style-name="P3" svg:x1="6.8343in" svg:y1="4.628in" svg:x2="6.8071in" svg:y2="6.7941in"><text:p/></draw:line><draw:line text:anchor-type="paragraph" draw:z-index="51" draw:name="Shape2" draw:style-name="gr7" draw:text-style-name="P3" svg:x1="6.2173in" svg:y1="6.7661in" svg:x2="6.8071in" svg:y2="6.794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9:43:17.756098464</meta:creation-date>
    <dc:date>2018-12-06T20:39:17.075596454</dc:date>
    <meta:editing-duration>PT13M43S</meta:editing-duration>
    <meta:editing-cycles>3</meta:editing-cycles>
    <meta:generator>LibreOffice/6.0.6.2$Linux_X86_64 LibreOffice_project/00m0$Build-2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